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200e1b" officeooo:paragraph-rsid="00200e1b"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bold" officeooo:rsid="001f4636" officeooo:paragraph-rsid="001f4636" style:font-weight-asian="bold" style:font-weight-complex="bold"/>
    </style:style>
    <style:style style:name="P5" style:family="paragraph" style:parent-style-name="Standard">
      <style:text-properties fo:font-weight="bold" officeooo:rsid="00200e1b" officeooo:paragraph-rsid="00200e1b" style:font-weight-asian="bold" style:font-weight-complex="bold"/>
    </style:style>
    <style:style style:name="P6" style:family="paragraph" style:parent-style-name="Standard">
      <style:text-properties officeooo:rsid="001f4636" officeooo:paragraph-rsid="001f4636"/>
    </style:style>
    <style:style style:name="P7" style:family="paragraph" style:parent-style-name="Standard">
      <style:text-properties officeooo:paragraph-rsid="00200e1b"/>
    </style:style>
    <style:style style:name="P8"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9" style:family="paragraph" style:parent-style-name="Text_20_body" style:list-style-name="L1">
      <style:paragraph-properties fo:margin-left="0cm" fo:margin-right="0cm" fo:text-indent="0cm" style:auto-text-indent="false" fo:padding="0cm" fo:border="none"/>
    </style:style>
    <style:style style:name="P10" style:family="paragraph" style:parent-style-name="Text_20_body" style:list-style-name="L2">
      <style:paragraph-properties fo:margin-left="0cm" fo:margin-right="0cm" fo:text-indent="0cm" style:auto-text-indent="false" fo:padding="0cm" fo:border="none"/>
    </style:style>
    <style:style style:name="P11" style:family="paragraph" style:parent-style-name="Text_20_body">
      <style:paragraph-properties fo:margin-left="0cm" fo:margin-right="0cm" fo:text-indent="0cm" style:auto-text-indent="false" fo:padding="0cm" fo:border="none"/>
    </style:style>
    <style:style style:name="P12" style:family="paragraph" style:parent-style-name="Text_20_body">
      <style:text-properties fo:font-weight="bold" officeooo:rsid="00200e1b" officeooo:paragraph-rsid="00200e1b" style:font-weight-asian="bold" style:font-weight-complex="bold"/>
    </style:style>
    <style:style style:name="P13"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14" style:family="paragraph" style:parent-style-name="Text_20_body" style:list-style-name="L3">
      <style:paragraph-properties fo:margin-left="0cm" fo:margin-right="0cm" fo:text-indent="0cm" style:auto-text-indent="false" fo:padding="0cm" fo:border="none"/>
    </style:style>
    <style:style style:name="T1" style:family="text">
      <style:text-properties officeooo:rsid="001f4636"/>
    </style:style>
    <style:style style:name="T2" style:family="text">
      <style:text-properties loext:padding="0cm" loext:border="none"/>
    </style:style>
    <style:style style:name="T3" style:family="text">
      <style:text-properties fo:font-weight="bold" officeooo:rsid="00200e1b"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YTHON, <text:span text:style-name="T1">ALGORITMOS DE ORDENAMIENTO</text:span></text:p>
      <text:p text:style-name="Standard"/>
      <text:p text:style-name="Standard"/>
      <text:p text:style-name="P2">¿Qués <text:span text:style-name="T1">son los algoritmos de ordenamiento</text:span>?</text:p>
      <text:p text:style-name="Standard">* <text:span text:style-name="T1">Son conjuntos de instrucciones que toman una lista o arreglo como entrada y organizan sus elementos en un oren específico. Esta ordenación puede ser numérica o alfabética, ya sea ascendente( por ejemplo, 0-9, A-Z) o descendente (por ejemplo 9-0, Z-A). Los métodos de ordenamiento son algoritmos diseñados para organizar los registros de una tabla en un orden secuencial, basándose en un criterio específico. Este criterio puede ser el valor de un campo en un conjunto de datos. El ordenamiento puede realizarse de forma iterativa o recursiva, dependiendo de la naturaleza y el enfoque de ejecución del algoritmo.</text:span></text:p>
      <text:p text:style-name="Standard"/>
      <text:p text:style-name="P6">Debido a su capacidad para disminuir la complejidad de un problema, los algoritmos de ordenación son esenciales en el campo de la informática. Estos algoritmos se utilizan directamente en diversas áreas, como algoritmos de búsqueda, bases de datos, métodos de división y conquista, estructura de datos, entre otros.</text:p>
      <text:p text:style-name="P6"/>
      <text:p text:style-name="P6">Cuando se elije un algoritmo de ordenación, es crucial plantearse algunas preguntas: ¿Cuán extensas es la colección que va a ordenar? ¿Cuánta memoria está disponible ¿Es necesario que la colección se expanda?</text:p>
      <text:p text:style-name="P6"/>
      <text:p text:style-name="P6">Las respuestas a estas preguntas pueden ser determinantes para elegir el algoritmo más adecuado para cada situación. Algunos algoritmos, como la ordenación por combinación pueden requerir un espacio significativo en memoria para ejecutarse, mientras que la ordenación por inserción, aunque no siempre es la más rápida, no demanda para su funcionamiento.</text:p>
      <text:p text:style-name="P6"/>
      <text:p text:style-name="P6">Es esencial evaluar los requisitos específicos y tener en cuenta las limitaciones del sistema antes de decidir qué algoritmo de ordenación utilizar.</text:p>
      <text:p text:style-name="P6"/>
      <text:p text:style-name="P4">Clasificación de un algoritmo de ordenamiento</text:p>
      <text:p text:style-name="P4"/>
      <text:p text:style-name="P7"><text:span text:style-name="T3">*</text:span><text:span text:style-name="Strong_20_Emphasis"><text:span text:style-name="T2">Cantidad de intercambios o inversiones requeridas:</text:span></text:span> Indica cuántas veces se intercambian elementos para organizar la entrada. La ordenación por selección minimiza los intercambios.</text:p>
      <text:list text:style-name="L1">
        <text:list-item>
          <text:p text:style-name="P8"><text:span text:style-name="Strong_20_Emphasis"><text:span text:style-name="T2">Número de comparaciones:</text:span></text:span> Representa cuántas veces se comparan elementos para ordenar la entrada.</text:p>
        </text:list-item>
        <text:list-item>
          <text:p text:style-name="P8"><text:span text:style-name="Strong_20_Emphasis"><text:span text:style-name="T2">Recursividad:</text:span></text:span> Algunos algoritmos, como la ordenación rápida, utilizan la recursividad, mientras que otros, como la ordenación por selección o la ordenación por inserción, no lo hacen. Algunos, como la ordenación por fusión, combinan técnicas recursivas y no recursivas.</text:p>
        </text:list-item>
        <text:list-item>
          <text:p text:style-name="P8"><text:span text:style-name="Strong_20_Emphasis"><text:span text:style-name="T2">Estabilidad:</text:span></text:span> Los algoritmos de ordenación estables mantienen el orden relativo de elementos con valores iguales o claves, mientras que los inestables no lo hacen. Por ejemplo, si tenemos [1, 2a, 3, 2b, 4], los algoritmos estables preservarán el orden de 2a y 2b en la salida ([1, 2a, 2b, 3, 4]), mientras que los inestables podrían cambiar su orden ([1, 2b, 2a, 3, 4]).</text:p>
        </text:list-item>
        <text:list-item>
          <text:p text:style-name="P9"><text:span text:style-name="Strong_20_Emphasis"><text:span text:style-name="T2">Espacio adicional requerido:</text:span></text:span> Algunos algoritmos, como la ordenación por inserción y la ordenación rápida, ordenan la lista sin crear una nueva, usando un espacio adicional constante. Otros, como el merge sort, crean una nueva lista durante el proceso, lo que implica memoria adicional.</text:p>
        </text:list-item>
      </text:list>
      <text:h text:style-name="P1" text:outline-level="3"><text:soft-page-break/><text:span text:style-name="Strong_20_Emphasis"><text:span text:style-name="T2">Algoritmo de ordenamiento burbuja (BubbleSort)</text:span></text:span></text:h>
      <text:list text:style-name="L2">
        <text:list-item>
          <text:p text:style-name="P10">BubbleSort, también conocido como Ordenamiento de burbuja, es un método de ordenación sencillo. Funciona revisando cada elemento de la lista y comparándolo con el siguiente, intercambiándolos si están en el orden incorrecto (n &gt; n+1). Este proceso se repite varias veces hasta que ya no se requieran más cambios, indicando que la lista está ordenada. </text:p>
        </text:list-item>
      </text:list>
      <text:h text:style-name="P1" text:outline-level="3"><text:span text:style-name="Strong_20_Emphasis"><text:span text:style-name="T2">Algoritmo de ordenamiento de selección (SelectionSort)</text:span></text:span></text:h>
      <text:p text:style-name="P11"/>
      <text:p text:style-name="P11">El algoritmo de ordenamiento de selección, también conocido como SelectionSort, es un método simple y eficiente para ordenar una lista o arreglo. Funciona seleccionando repetidamente el elemento más pequeño (o más grande, dependiendo del orden deseado) y colocándolo en su posición correcta. A medida que se seleccionan los elementos, el tamaño del subarreglo no ordenado disminuye hasta que todo el arreglo esté ordenado.</text:p>
      <text:p text:style-name="P11"/>
      <text:p text:style-name="P11"> El algoritmo de selección se divide en dos partes: la sublista ordenada y la sublista no ordenada. En cada iteración, el algoritmo busca el elemento más pequeño (o más grande) en la sublista no ordenada y lo intercambia con el primer elemento de la sublista no ordenada. Esto asegura que el elemento más pequeño (o más grande) esté en su posición correcta en la sublista ordenada. Luego, se mueve el límite entre la sublista ordenada y la sublista no ordenada, un paso hacia la derecha y se repite el proceso hasta que toda la lista esté ordenada.</text:p>
      <text:p text:style-name="P11"/>
      <text:p text:style-name="P12"><text:span text:style-name="Strong_20_Emphasis"><text:span text:style-name="T2">Algoritmo de ordenamiento de inserción (InsertionSort)</text:span></text:span></text:p>
      <text:p text:style-name="P11">El método de ordenamiento por inserción funciona recorriendo la lista que se desea ordenar. Toma el elemento actual y lo inserta en la posición adecuada, comparándolo con los elementos que ya ha recorrido. Esta descripción proporciona una explicación más clara del proceso de ordenamiento por inserción.</text:p>
      <text:p text:style-name="P11"/>
      <text:p text:style-name="P11"><text:span text:style-name="Strong_20_Emphasis"><text:span text:style-name="T2">Algoritmo de ordenamiento Shell</text:span></text:span></text:p>
      <text:p text:style-name="P11">El Método de ordenamiento Shell representa una mejora del Método de Ordenamiento por inserción. Este último es eficaz cuando la lista está casi ordenada. En el Método Shell, los elementos se comparan con otros elementos separados por un espacio de varias posiciones. Esto permite que un elemento se mueva hacia su posición esperada dando "pasos más grandes". El proceso termina con un Ordenamiento por inserción básico. </text:p>
      <text:p text:style-name="P11"/>
      <text:p text:style-name="P11"><text:span text:style-name="Strong_20_Emphasis"><text:span text:style-name="T2">Algoritmo de ordenamiento por mezcla (MergeSort)</text:span></text:span></text:p>
      <text:p text:style-name="P11"> El Método de ordenamiento por mezcla sigue un proceso específico. Si la lista tiene 0 o 1 elementos, ya se considera ordenada. De lo contrario, el algoritmo divide la lista desordenada en dos sublistas de tamaño aproximadamente igual. Luego, ordena cada sublista de forma recursiva utilizando el mismo método de ordenamiento por mezcla. Finalmente, combina las dos sublistas en una sola lista ordenada.</text:p>
      <text:p text:style-name="P11"><text:soft-page-break/></text:p>
      <text:p text:style-name="P11"/>
      <text:p text:style-name="P12"><text:span text:style-name="Strong_20_Emphasis"><text:span text:style-name="T2">Algoritmo de ordenamiento rápido (QuickSort)</text:span></text:span></text:p>
      <text:p text:style-name="P11"/>
      <text:p text:style-name="P11">Al igual que el método de ordenamiento por mezcla, el ordenamiento rápido es un algoritmo basado en el principio de dividir y conquistar. Funciona al seleccionar un elemento como pivote y dividir la matriz alrededor de ese pivote elegido. Existen varias versiones del ordenamiento rápido que seleccionan el pivote de diferentes maneras:</text:p>
      <text:p text:style-name="P11"/>
      <text:list text:style-name="L3">
        <text:list-item>
          <text:p text:style-name="P13">Usar siempre el primer elemento como pivote.</text:p>
        </text:list-item>
        <text:list-item>
          <text:p text:style-name="P13">Usar siempre el último elemento como pivote.</text:p>
        </text:list-item>
        <text:list-item>
          <text:p text:style-name="P13">Usar un elemento aleatorio como pivote.</text:p>
        </text:list-item>
        <text:list-item>
          <text:p text:style-name="P14">Usar la mitad como pivote.</text:p>
        </text:list-item>
      </text:list>
      <text:p text:style-name="P11"/>
      <text:p text:style-name="P11">El proceso central en el ordenamiento rápido es la partición. Su objetivo es, dado un arreglo A y un elemento x como pivote, colocar x en su posición correcta en el arreglo ordenado. Además, se asegura de que todos los elementos menores que x estén antes de x y todos los elementos mayores que x estén después de x en el arreglo. La efectividad del proceso de partición es fundamental para el ordenamiento rápido.</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04:54:00.769355617</meta:creation-date>
    <dc:date>2024-12-18T05:22:14.946037904</dc:date>
    <meta:editing-duration>PT8M22S</meta:editing-duration>
    <meta:editing-cycles>1</meta:editing-cycles>
    <meta:document-statistic meta:table-count="0" meta:image-count="0" meta:object-count="0" meta:page-count="3" meta:paragraph-count="31" meta:word-count="1030" meta:character-count="6600" meta:non-whitespace-character-count="5606"/>
    <meta:generator>LibreOffice/24.2.5.2$Linux_X86_64 LibreOffice_project/bffef4ea93e59bebbeaf7f431bb02b1a39ee8a59</meta:generator>
  </office:meta>
</office:document-meta>
</file>